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0T11:15:58.99</dc:date>
    <dc:creator>James Lombardi</dc:creator>
    <meta:editing-duration>PT7H36M8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5" meta:paragraph-count="80" meta:word-count="1225" meta:character-count="5817"/>
  </office:meta>
</office:document-meta>
</file>